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4" table:number-columns-repeated="16380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style-name="ce14" office:value-type="string" calcext:value-type="string">
            <text:p>rate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16382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car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</text:p>
          </table:table-cell>
          <table:table-cell office:value-type="string" calcext:value-type="string">
            <text:p>Measure; calcul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spontane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</text:p>
          </table:table-cell>
          <table:table-cell office:value-type="string" calcext:value-type="string">
            <text:p>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cont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fluent speaking or writing</text:p>
          </table:table-cell>
          <table:table-cell office:value-type="string" calcext:value-type="string">
            <text:p>grandiloqu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pt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swif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idea are different from the official on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st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destroy(value or righ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as a res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office:value-type="string" calcext:value-type="string">
            <text:p>vindic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that make it impossib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alarming;intimida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blame; condemn; abuse;criticize</text:p>
          </table:table-cell>
          <table:table-cell table:number-columns-repeated="16382"/>
        </table:table-row>
        <table:table-row table:style-name="ro2" table:number-rows-repeated="104825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3">00/00/0000</text:date>, <text:time style:data-style-name="N2" text:time-value="18:45:53.8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4-12-23T20:11:48.921000000</dc:date>
    <meta:editing-duration>P2DT1H29M54S</meta:editing-duration>
    <meta:editing-cycles>514</meta:editing-cycles>
    <meta:generator>LibreOffice/24.8.3.2$Windows_X86_64 LibreOffice_project/48a6bac9e7e268aeb4c3483fcf825c94556d9f92</meta:generator>
    <meta:document-statistic meta:table-count="1" meta:cell-count="694" meta:object-count="0"/>
  </office:meta>
</office:document-meta>
</file>